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ST RESULTS IDCABOT #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LTAGE MEASUREMENT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AVG ERROR</text:p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C pos. #1</text:p>
          </table:table-cell>
          <table:table-cell office:value-type="string" calcext:value-type="string">
            <text:p>1.2 m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C pos. #2</text:p>
          </table:table-cell>
          <table:table-cell office:value-type="string" calcext:value-type="string">
            <text:p>1.1 m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C pos. #3</text:p>
          </table:table-cell>
          <table:table-cell office:value-type="string" calcext:value-type="string">
            <text:p>1.2 m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CC pos. #4</text:p>
          </table:table-cell>
          <table:table-cell office:value-type="string" calcext:value-type="string">
            <text:p>1.3 mV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URRENT MEASUREMENT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ansfer Fun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ts/Amp</text:p>
          </table:table-cell>
          <table:table-cell/>
          <table:table-cell office:value-type="string" calcext:value-type="string">
            <text:p>Std 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 pos. #1</text:p>
          </table:table-cell>
          <table:table-cell office:value-type="float" office:value="4.842" calcext:value-type="float">
            <text:p>4.842</text:p>
          </table:table-cell>
          <table:table-cell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 pos. #2</text:p>
          </table:table-cell>
          <table:table-cell office:value-type="float" office:value="4.829" calcext:value-type="float">
            <text:p>4.82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 pos. #3</text:p>
          </table:table-cell>
          <table:table-cell office:value-type="float" office:value="4.839" calcext:value-type="float">
            <text:p>4.839</text:p>
          </table:table-cell>
          <table:table-cell/>
          <table:table-cell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C pos. #4</text:p>
          </table:table-cell>
          <table:table-cell office:value-type="float" office:value="4.831" calcext:value-type="float">
            <text:p>4.831</text:p>
          </table:table-cell>
          <table:table-cell/>
          <table:table-cell office:value-type="float" office:value="0.011" calcext:value-type="float">
            <text:p>0.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4:03:35.716738801</meta:creation-date>
    <dc:date>2021-05-20T14:25:29.604684107</dc:date>
    <meta:editing-duration>PT21M54S</meta:editing-duration>
    <meta:editing-cycles>1</meta:editing-cycles>
    <meta:document-statistic meta:table-count="1" meta:cell-count="27" meta:object-count="0"/>
    <meta:generator>LibreOffice/6.4.7.2$Linux_X86_64 LibreOffice_project/40$Build-2</meta:generator>
  </office:meta>
</office:document-meta>
</file>